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0.2598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da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cdaa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"/>
      </table:calculation-settings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f num1 num2 both member of “manual”, use this</text:p>
          </table:table-cell>
          <table:table-cell table:number-columns-repeated="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ns = most to least, incl …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… the paired num not mention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B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4T22:03:48.382000000</meta:creation-date>
    <dc:date>2024-12-04T22:15:24.561000000</dc:date>
    <meta:editing-duration>PT1M26S</meta:editing-duration>
    <meta:editing-cycles>1</meta:editing-cycles>
    <meta:document-statistic meta:table-count="1" meta:cell-count="55" meta:object-count="0"/>
    <meta:generator>LibreOffice/7.3.0.3$Windows_X86_64 LibreOffice_project/0f246aa12d0eee4a0f7adcefbf7c878fc2238db3</meta:generator>
  </office:meta>
</office:document-meta>
</file>